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ystem-ui, apple-system, BlinkMacSystemFont, 'Segoe UI', Roboto, 'Noto Sans', Ubuntu, Cantarell, 'Helvetica Neue', Oxygen, 'Open Sans', sans-serif"/>
    <style:font-face style:name="OpenSymbol" svg:font-family="OpenSymbol"/>
    <style:font-face style:name="var ds-font-family-code" svg:font-family="'var ds-font-family-cod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cc" style:font-name="Inter" fo:letter-spacing="normal" fo:font-style="normal"/>
    </style:style>
    <style:style style:name="P2" style:family="paragraph" style:parent-style-name="Text_20_body">
      <style:paragraph-properties fo:margin-left="0.318cm" fo:margin-right="0cm" fo:orphans="2" fo:widows="2" fo:text-indent="0cm" style:auto-text-indent="false"/>
      <style:text-properties fo:font-variant="normal" fo:text-transform="none" fo:color="#404040" style:font-name="Inter" fo:font-size="12pt" fo:letter-spacing="normal" fo:font-style="normal" fo:font-weight="normal"/>
    </style:style>
    <style:style style:name="P3" style:family="paragraph" style:parent-style-name="Text_20_body" style:list-style-name="L1">
      <style:paragraph-properties fo:margin-top="0.106cm" fo:margin-bottom="0.212cm" fo:orphans="2" fo:widows="2" fo:padding="0cm" fo:border="none"/>
      <style:text-properties fo:font-variant="normal" fo:text-transform="none" fo:color="#ffffff" style:font-name="Inter" fo:font-size="12pt" fo:letter-spacing="normal" fo:font-style="normal" fo:font-weight="normal" fo:background-color="#50505a"/>
    </style:style>
    <style:style style:name="P4" style:family="paragraph" style:parent-style-name="Text_20_body" style:list-style-name="L8">
      <style:paragraph-properties fo:margin-top="0.106cm" fo:margin-bottom="0.212cm" fo:orphans="2" fo:widows="2" fo:padding="0cm" fo:border="none"/>
      <style:text-properties fo:font-variant="normal" fo:text-transform="none" fo:color="#ffffff" style:font-name="Inter" fo:font-size="12pt" fo:letter-spacing="normal" fo:font-style="normal" fo:font-weight="normal" fo:background-color="#50505a"/>
    </style:style>
    <style:style style:name="P5" style:family="paragraph" style:parent-style-name="Text_20_body" style:list-style-name="L1">
      <style:paragraph-properties fo:margin-top="0cm" fo:margin-bottom="0cm" fo:orphans="2" fo:widows="2" fo:padding="0cm" fo:border="none"/>
      <style:text-properties fo:font-variant="normal" fo:text-transform="none" fo:color="#ffffff" style:font-name="Inter" fo:font-size="12pt" fo:letter-spacing="normal" fo:font-style="normal" fo:font-weight="normal" fo:background-color="#50505a"/>
    </style:style>
    <style:style style:name="P6" style:family="paragraph" style:parent-style-name="Text_20_body">
      <style:paragraph-properties fo:margin-top="0cm" fo:margin-bottom="0cm" fo:padding="0cm" fo:border="none"/>
      <style:text-properties fo:color="#ffffff" fo:background-color="#50505a"/>
    </style:style>
    <style:style style:name="P7" style:family="paragraph" style:parent-style-name="Text_20_body" style:list-style-name="L1">
      <style:paragraph-properties fo:margin-left="0cm" fo:margin-right="0cm" fo:margin-top="0cm" fo:margin-bottom="0.106cm" fo:orphans="2" fo:widows="2" fo:text-indent="0cm" style:auto-text-indent="false"/>
    </style:style>
    <style:style style:name="P8" style:family="paragraph" style:parent-style-name="Text_20_body" style:list-style-name="L8">
      <style:paragraph-properties fo:margin-left="0cm" fo:margin-right="0cm" fo:margin-top="0cm" fo:margin-bottom="0.106cm" fo:orphans="2" fo:widows="2" fo:text-indent="0cm" style:auto-text-indent="false"/>
      <style:text-properties fo:font-variant="normal" fo:text-transform="none" fo:color="#404040" style:font-name="Inter" fo:font-size="12pt" fo:letter-spacing="normal" fo:font-style="normal" fo:font-weight="normal"/>
    </style:style>
    <style:style style:name="P9" style:family="paragraph" style:parent-style-name="Text_20_body" style:list-style-name="L1">
      <style:paragraph-properties fo:margin-left="0cm" fo:margin-right="0cm" fo:margin-top="0cm" fo:margin-bottom="0cm" fo:orphans="2" fo:widows="2" fo:text-indent="0cm" style:auto-text-indent="false"/>
      <style:text-properties fo:font-variant="normal" fo:text-transform="none" fo:color="#404040" style:font-name="Inter" fo:font-size="12pt" fo:letter-spacing="normal" fo:font-style="normal" fo:font-weight="normal"/>
    </style:style>
    <style:style style:name="P10" style:family="paragraph" style:parent-style-name="Text_20_body" style:list-style-name="L8">
      <style:paragraph-properties fo:margin-left="0cm" fo:margin-right="0cm" fo:margin-top="0cm" fo:margin-bottom="0cm" fo:orphans="2" fo:widows="2" fo:text-indent="0cm" style:auto-text-indent="false"/>
      <style:text-properties fo:font-variant="normal" fo:text-transform="none" fo:color="#404040" style:font-name="Inter" fo:font-size="12pt" fo:letter-spacing="normal" fo:font-style="normal" fo:font-weight="normal"/>
    </style:style>
    <style:style style:name="P11" style:family="paragraph" style:parent-style-name="Text_20_body" style:list-style-name="L10">
      <style:paragraph-properties fo:margin-left="0cm" fo:margin-right="0cm" fo:margin-top="0cm" fo:margin-bottom="0cm" fo:orphans="2" fo:widows="2" fo:text-indent="0cm" style:auto-text-indent="false"/>
      <style:text-properties fo:font-variant="normal" fo:text-transform="none" fo:color="#404040" style:font-name="Inter" fo:font-size="12pt" fo:letter-spacing="normal" fo:font-style="normal" fo:font-weight="normal"/>
    </style:style>
    <style:style style:name="P12" style:family="paragraph" style:parent-style-name="Text_20_body" style:list-style-name="L1">
      <style:paragraph-properties fo:margin-left="0cm" fo:margin-right="0cm" fo:margin-top="0cm" fo:margin-bottom="0cm" fo:orphans="2" fo:widows="2" fo:text-indent="0cm" style:auto-text-indent="false"/>
    </style:style>
    <style:style style:name="P13" style:family="paragraph" style:parent-style-name="Text_20_body" style:list-style-name="L2">
      <style:paragraph-properties fo:margin-left="0cm" fo:margin-right="0cm" fo:margin-top="0cm" fo:margin-bottom="0cm" fo:orphans="2" fo:widows="2" fo:text-indent="0cm" style:auto-text-indent="false"/>
    </style:style>
    <style:style style:name="P14" style:family="paragraph" style:parent-style-name="Text_20_body" style:list-style-name="L3">
      <style:paragraph-properties fo:margin-left="0cm" fo:margin-right="0cm" fo:margin-top="0cm" fo:margin-bottom="0cm" fo:orphans="2" fo:widows="2" fo:text-indent="0cm" style:auto-text-indent="false"/>
    </style:style>
    <style:style style:name="P15" style:family="paragraph" style:parent-style-name="Text_20_body" style:list-style-name="L4">
      <style:paragraph-properties fo:margin-left="0cm" fo:margin-right="0cm" fo:margin-top="0cm" fo:margin-bottom="0cm" fo:orphans="2" fo:widows="2" fo:text-indent="0cm" style:auto-text-indent="false"/>
    </style:style>
    <style:style style:name="P16" style:family="paragraph" style:parent-style-name="Text_20_body" style:list-style-name="L5">
      <style:paragraph-properties fo:margin-left="0cm" fo:margin-right="0cm" fo:margin-top="0cm" fo:margin-bottom="0cm" fo:orphans="2" fo:widows="2" fo:text-indent="0cm" style:auto-text-indent="false"/>
    </style:style>
    <style:style style:name="P17" style:family="paragraph" style:parent-style-name="Text_20_body" style:list-style-name="L6">
      <style:paragraph-properties fo:margin-left="0cm" fo:margin-right="0cm" fo:margin-top="0cm" fo:margin-bottom="0cm" fo:orphans="2" fo:widows="2" fo:text-indent="0cm" style:auto-text-indent="false"/>
    </style:style>
    <style:style style:name="P18" style:family="paragraph" style:parent-style-name="Text_20_body" style:list-style-name="L7">
      <style:paragraph-properties fo:margin-left="0cm" fo:margin-right="0cm" fo:margin-top="0cm" fo:margin-bottom="0cm" fo:orphans="2" fo:widows="2" fo:text-indent="0cm" style:auto-text-indent="false"/>
    </style:style>
    <style:style style:name="P19" style:family="paragraph" style:parent-style-name="Text_20_body" style:list-style-name="L8">
      <style:paragraph-properties fo:margin-left="0cm" fo:margin-right="0cm" fo:margin-top="0cm" fo:margin-bottom="0cm" fo:orphans="2" fo:widows="2" fo:text-indent="0cm" style:auto-text-indent="false"/>
    </style:style>
    <style:style style:name="P20" style:family="paragraph" style:parent-style-name="Text_20_body" style:list-style-name="L9">
      <style:paragraph-properties fo:margin-left="0cm" fo:margin-right="0cm" fo:margin-top="0cm" fo:margin-bottom="0cm" fo:orphans="2" fo:widows="2" fo:text-indent="0cm" style:auto-text-indent="false"/>
    </style:style>
    <style:style style:name="P21" style:family="paragraph" style:parent-style-name="Text_20_body" style:list-style-name="L8">
      <style:paragraph-properties fo:margin-left="0cm" fo:margin-right="0cm" fo:margin-top="0cm" fo:margin-bottom="0cm" fo:orphans="2" fo:widows="2" fo:text-indent="0cm" style:auto-text-indent="false" fo:padding="0cm" fo:border="none"/>
      <style:text-properties fo:font-variant="normal" fo:text-transform="none" fo:color="#ffffff" style:font-name="Inter" fo:font-size="12pt" fo:letter-spacing="normal" fo:font-style="normal" fo:font-weight="normal" fo:background-color="#50505a"/>
    </style:style>
    <style:style style:name="P22" style:family="paragraph" style:parent-style-name="Text_20_body" style:list-style-name="L8">
      <style:paragraph-properties fo:margin-left="0cm" fo:margin-right="0cm" fo:margin-top="0cm" fo:margin-bottom="0cm" fo:orphans="2" fo:widows="2" fo:text-indent="0cm" style:auto-text-indent="false" fo:padding="0.049cm" fo:border-left="0.088cm solid #000000" fo:border-right="0.088cm solid #000000" fo:border-top="0.035cm solid #000000" fo:border-bottom="0.035cm solid #000000"/>
    </style:style>
    <style:style style:name="P23" style:family="paragraph" style:parent-style-name="Text_20_body" style:list-style-name="L10">
      <style:paragraph-properties fo:margin-left="0cm" fo:margin-right="0cm" fo:margin-top="0cm" fo:margin-bottom="0cm" fo:orphans="2" fo:widows="2" fo:text-indent="0cm" style:auto-text-indent="false" fo:padding="0.049cm" fo:border-left="0.088cm solid #000000" fo:border-right="0.088cm solid #000000" fo:border-top="0.035cm solid #000000" fo:border-bottom="0.035cm solid #000000"/>
    </style:style>
    <style:style style:name="P24" style:family="paragraph" style:parent-style-name="Text_20_body">
      <style:paragraph-properties fo:margin-left="0cm" fo:margin-right="0cm" fo:text-indent="0cm" style:auto-text-indent="false" fo:padding="0cm" fo:border="none"/>
      <style:text-properties fo:color="#ffffff" fo:background-color="#50505a"/>
    </style:style>
    <style:style style:name="P25" style:family="paragraph" style:parent-style-name="Preformatted_20_Text">
      <style:paragraph-properties fo:margin-top="0cm" fo:margin-bottom="0cm" fo:padding="0cm" fo:border="none"/>
    </style:style>
    <style:style style:name="P26" style:family="paragraph" style:parent-style-name="Preformatted_20_Text" style:list-style-name="L1">
      <style:paragraph-properties fo:margin-top="0cm" fo:margin-bottom="0cm" fo:orphans="2" fo:widows="2" fo:padding="0cm" fo:border="none"/>
      <style:text-properties fo:font-variant="normal" fo:text-transform="none" fo:color="#0000cc" style:font-name="var ds-font-family-code" fo:font-size="12pt" fo:letter-spacing="normal" fo:font-style="normal" fo:font-weight="normal"/>
    </style:style>
    <style:style style:name="P27" style:family="paragraph" style:parent-style-name="Preformatted_20_Text">
      <style:paragraph-properties fo:margin-top="0cm" fo:margin-bottom="0cm" fo:padding="0cm" fo:border="none"/>
      <style:text-properties style:font-name="var ds-font-family-code"/>
    </style:style>
    <style:style style:name="P28" style:family="paragraph" style:parent-style-name="Preformatted_20_Text" style:list-style-name="L8">
      <style:paragraph-properties fo:margin-left="0cm" fo:margin-right="0cm" fo:margin-top="0cm" fo:margin-bottom="0cm" fo:orphans="2" fo:widows="2" fo:text-indent="0cm" style:auto-text-indent="false" fo:padding="0cm" fo:border="none"/>
      <style:text-properties fo:font-variant="normal" fo:text-transform="none" fo:color="#404040" style:font-name="var ds-font-family-code" fo:font-size="12pt" fo:letter-spacing="normal" fo:font-style="normal" fo:font-weight="normal"/>
    </style:style>
    <style:style style:name="P29" style:family="paragraph" style:parent-style-name="Preformatted_20_Text" style:list-style-name="L1">
      <style:paragraph-properties fo:margin-left="0cm" fo:margin-right="0cm" fo:margin-top="0cm" fo:margin-bottom="0cm" fo:orphans="2" fo:widows="2" fo:text-indent="0cm" style:auto-text-indent="false" fo:padding="0cm" fo:border="none"/>
      <style:text-properties fo:font-variant="normal" fo:text-transform="none" fo:color="#0000cc" style:font-name="var ds-font-family-code" fo:font-size="12pt" fo:letter-spacing="normal" fo:font-style="normal" fo:font-weight="normal"/>
    </style:style>
    <style:style style:name="P30" style:family="paragraph" style:parent-style-name="Preformatted_20_Text">
      <style:paragraph-properties fo:margin-left="0cm" fo:margin-right="0cm" fo:margin-top="0cm" fo:margin-bottom="0cm" fo:text-indent="0cm" style:auto-text-indent="false" fo:padding="0cm" fo:border="none"/>
      <style:text-properties style:font-name="var ds-font-family-code"/>
    </style:style>
    <style:style style:name="P31" style:family="paragraph" style:parent-style-name="Heading_20_3">
      <style:text-properties fo:font-variant="normal" fo:text-transform="none" fo:color="#404040" style:font-name="Inter" fo:letter-spacing="normal" fo:font-style="normal"/>
    </style:style>
    <style:style style:name="P32" style:family="paragraph" style:parent-style-name="Heading_20_3">
      <style:paragraph-properties fo:margin-left="0.423cm" fo:margin-right="0cm" fo:line-height="150%" fo:orphans="2" fo:widows="2" fo:text-indent="0cm" style:auto-text-indent="false"/>
    </style:style>
    <style:style style:name="P33" style:family="paragraph" style:parent-style-name="Heading_20_4">
      <style:paragraph-properties fo:margin-left="0.423cm" fo:margin-right="0cm" fo:orphans="2" fo:widows="2" fo:text-indent="0cm" style:auto-text-indent="false"/>
      <style:text-properties fo:font-variant="normal" fo:text-transform="none" fo:color="#404040" style:font-name="Inter" fo:font-size="12pt" fo:letter-spacing="normal" fo:font-style="normal"/>
    </style:style>
    <style:style style:name="T1" style:family="text">
      <style:text-properties fo:font-variant="normal" fo:text-transform="none" fo:color="#404040" style:font-name="Inter" fo:font-size="12pt" fo:letter-spacing="normal" fo:font-style="normal" fo:font-weight="normal"/>
    </style:style>
    <style:style style:name="T2" style:family="text">
      <style:text-properties fo:font-variant="normal" fo:text-transform="none" fo:color="#404040" style:font-name="Inter" fo:letter-spacing="normal" fo:font-style="normal"/>
    </style:style>
    <style:style style:name="T3" style:family="text">
      <style:text-properties fo:font-variant="normal" fo:text-transform="none" fo:color="#404040" style:font-name="var ds-font-family-code" fo:font-size="12pt" fo:letter-spacing="normal" fo:font-style="normal" fo:font-weight="normal"/>
    </style:style>
    <style:style style:name="T4" style:family="text">
      <style:text-properties fo:font-variant="normal" fo:text-transform="none" fo:color="#0000cc" style:font-name="Inter" fo:font-size="12pt" fo:letter-spacing="normal" fo:font-style="normal" fo:font-weight="normal"/>
    </style:style>
    <style:style style:name="T5" style:family="text">
      <style:text-properties fo:font-variant="normal" fo:text-transform="none" fo:color="#0000cc" style:font-name="var ds-font-family-code" fo:font-size="12pt" fo:letter-spacing="normal" fo:font-style="normal" fo:font-weight="normal"/>
    </style:style>
    <style:style style:name="T6" style:family="text">
      <style:text-properties fo:font-variant="normal" fo:text-transform="none" fo:color="#000000" style:text-line-through-style="none" style:font-name="Inter" fo:font-size="12pt" fo:letter-spacing="normal" fo:font-style="normal" style:text-underline-style="none" fo:font-weight="normal" style:text-blinking="false"/>
    </style:style>
    <style:style style:name="T7" style:family="text">
      <style:text-properties style:font-name="var ds-font-family-code"/>
    </style:style>
    <style:style style:name="T8" style:family="text">
      <style:text-properties fo:color="#81a1c1"/>
    </style:style>
    <style:style style:name="T9" style:family="text">
      <style:text-properties fo:color="#81a1c1" style:font-name="var ds-font-family-code"/>
    </style:style>
    <style:style style:name="T10" style:family="text">
      <style:text-properties fo:color="#88c0d0"/>
    </style:style>
    <style:style style:name="T11" style:family="text">
      <style:text-properties fo:color="#b48ead"/>
    </style:style>
    <style:style style:name="T12" style:family="text">
      <style:text-properties fo:color="#0000cc"/>
    </style:style>
    <text:list-style style:name="L1">
      <text:list-level-style-number text:level="1" text:style-name="Numbering_20_Symbols" style:num-suffix="." style:num-format="1">
        <style:list-level-properties text:space-before="0.318cm"/>
      </text:list-level-style-number>
      <text:list-level-style-bullet text:level="2" text:style-name="Bullet_20_Symbols" style:num-suffix="." text:bullet-char="•">
        <style:list-level-properties text:space-before="1.565cm"/>
      </text:list-level-style-bullet>
      <text:list-level-style-bullet text:level="3" text:style-name="Bullet_20_Symbols" style:num-suffix="." text:bullet-char="•">
        <style:list-level-properties text:space-before="2.812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31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31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318cm"/>
      </text:list-level-style-number>
      <text:list-level-style-bullet text:level="2" text:style-name="Bullet_20_Symbols" style:num-suffix="." text:bullet-char="•">
        <style:list-level-properties text:space-before="1.56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31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31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3">Учебный материал: Грамматика языка SimpleLang</text:h>
      <text:p text:style-name="P1">grammar SimpleLang;</text:p>
      <text:p text:style-name="P1"/>
      <text:p text:style-name="P1">program: (functionDef | statement)+;</text:p>
      <text:p text:style-name="P1"/>
      <text:p text:style-name="P1">functionDef: 'def' ID '(' params? ')' ':' block;</text:p>
      <text:p text:style-name="P1">params: ID (',' ID)*;</text:p>
      <text:p text:style-name="P1">block: statement+;</text:p>
      <text:p text:style-name="P1"/>
      <text:p text:style-name="P1">statement: functionCall | assignment | returnStatement;</text:p>
      <text:p text:style-name="P1">functionCall: ID '(' args? ')';</text:p>
      <text:p text:style-name="P1">assignment: ID '=' expression;</text:p>
      <text:p text:style-name="P1">returnStatement: 'return' expression;</text:p>
      <text:p text:style-name="P1"/>
      <text:p text:style-name="P1">args: expression (',' expression)*;</text:p>
      <text:p text:style-name="P1">expression: ID | NUMBER | functionCall;</text:p>
      <text:p text:style-name="P1"/>
      <text:p text:style-name="P1">ID: [a-zA-Z_][a-zA-Z0-9_]*;</text:p>
      <text:p text:style-name="P1">NUMBER: [0-9]+;</text:p>
      <text:p text:style-name="P1">WS: [ \t\r\n]+ -&gt; skip;</text:p>
      <text:h text:style-name="P33" text:outline-level="4">Введение</text:h>
      <text:p text:style-name="P2">Грамматика, представленная в ANTLR (Another Tool for Language Recognition), описывает синтаксис языка программирования SimpleLang. Она определяет правила, по которым строятся программы на этом языке. Грамматика состоит из набора правил, которые описывают структуру программы, функции, выражения и другие элементы языка.</text:p>
      <text:h text:style-name="P33" text:outline-level="4">Структура грамматики</text:h>
      <text:p text:style-name="P2">Грамматика <text:span text:style-name="T12">SimpleLang</text:span> состоит из следующих основных частей:</text:p>
      <text:list xml:id="list1042331059153303038" text:style-name="L1">
        <text:list-item>
          <text:p text:style-name="P7"><text:span text:style-name="Strong_20_Emphasis"><text:span text:style-name="T1">Программа (program)</text:span></text:span><text:span text:style-name="T1">:</text:span></text:p>
          <text:list>
            <text:list-item>
              <text:p text:style-name="P12"><text:span text:style-name="T1">Программа на </text:span><text:span text:style-name="T4">SimpleLang</text:span><text:span text:style-name="T1"> представляет собой последовательность определений функций (</text:span><text:span text:style-name="Source_20_Text"><text:span text:style-name="T5">functionDef</text:span></text:span><text:span text:style-name="T1">) и операторов (</text:span><text:span text:style-name="Source_20_Text"><text:span text:style-name="T5">statement</text:span></text:span><text:span text:style-name="T1">).</text:span></text:p>
            </text:list-item>
            <text:list-item>
              <text:p text:style-name="P12"><text:span text:style-name="T1">Правило </text:span><text:span text:style-name="Source_20_Text"><text:span text:style-name="T5">program</text:span></text:span><text:span text:style-name="Source_20_Text"><text:span text:style-name="T3"> </text:span></text:span><text:span text:style-name="T1">описывает, что программа может содержать одно или несколько определений функций или операторов.</text:span></text:p>
            </text:list-item>
          </text:list>
          <text:p text:style-name="P5"/>
          <text:p text:style-name="P29"><text:soft-page-break/>program: (functionDef | statement)+;</text:p>
        </text:list-item>
        <text:list-item>
          <text:p text:style-name="P7"><text:span text:style-name="Strong_20_Emphasis"><text:span text:style-name="T1">Определение функции (functionDef)</text:span></text:span><text:span text:style-name="T1">:</text:span></text:p>
          <text:list>
            <text:list-item>
              <text:p text:style-name="P12"><text:span text:style-name="T1">Функция определяется с помощью ключевого слова </text:span><text:span text:style-name="Source_20_Text"><text:span text:style-name="T5">def</text:span></text:span><text:span text:style-name="T1">, за которым следует имя функции, список параметров в круглых скобках и тело функции, заключенное в блок.</text:span></text:p>
            </text:list-item>
            <text:list-item>
              <text:p text:style-name="P7"><text:span text:style-name="T1">Правило </text:span><text:span text:style-name="Source_20_Text"><text:span text:style-name="T5">functionDef</text:span></text:span><text:span text:style-name="Source_20_Text"><text:span text:style-name="T3"> </text:span></text:span><text:span text:style-name="T1">описывает структуру функции:</text:span></text:p>
              <text:list>
                <text:list-item>
                  <text:p text:style-name="P12"><text:span text:style-name="Source_20_Text"><text:span text:style-name="T3">'</text:span></text:span><text:span text:style-name="Source_20_Text"><text:span text:style-name="T5">def' </text:span></text:span><text:span text:style-name="T1">— ключевое слово для определения функции.</text:span></text:p>
                </text:list-item>
                <text:list-item>
                  <text:p text:style-name="P12"><text:span text:style-name="Source_20_Text"><text:span text:style-name="T5">ID</text:span></text:span><text:span text:style-name="Source_20_Text"><text:span text:style-name="T3"> </text:span></text:span><text:span text:style-name="T1">— имя функции.</text:span></text:p>
                </text:list-item>
                <text:list-item>
                  <text:p text:style-name="P12"><text:span text:style-name="Source_20_Text"><text:span text:style-name="T3">'</text:span></text:span><text:span text:style-name="Source_20_Text"><text:span text:style-name="T5">(' params? ')'</text:span></text:span><text:span text:style-name="T1">— список параметров (может быть пустым).</text:span></text:p>
                </text:list-item>
                <text:list-item>
                  <text:p text:style-name="P12"><text:span text:style-name="Source_20_Text"><text:span text:style-name="T5">':'</text:span></text:span><text:span text:style-name="Source_20_Text"><text:span text:style-name="T3"> </text:span></text:span><text:span text:style-name="T1">— символ, разделяющий заголовок функции и её тело.</text:span></text:p>
                </text:list-item>
                <text:list-item>
                  <text:p text:style-name="P12"><text:span text:style-name="Source_20_Text"><text:span text:style-name="T5">block</text:span></text:span><text:span text:style-name="Source_20_Text"><text:span text:style-name="T3"> </text:span></text:span><text:span text:style-name="T1">— тело функции, состоящее из одного или нескольких операторов.</text:span></text:p>
                </text:list-item>
              </text:list>
            </text:list-item>
          </text:list>
          <text:p text:style-name="P3"/>
          <text:p text:style-name="P29">functionDef: 'def' ID '(' params? ')' ':' block;</text:p>
        </text:list-item>
        <text:list-item>
          <text:p text:style-name="P7"><text:span text:style-name="Strong_20_Emphasis"><text:span text:style-name="T1">Параметры функции (</text:span></text:span><text:span text:style-name="Strong_20_Emphasis"><text:span text:style-name="T4">params</text:span></text:span><text:span text:style-name="Strong_20_Emphasis"><text:span text:style-name="T1">)</text:span></text:span><text:span text:style-name="T1">:</text:span></text:p>
          <text:list>
            <text:list-item>
              <text:p text:style-name="P9">Параметры функции — это список идентификаторов, разделенных запятыми.</text:p>
            </text:list-item>
            <text:list-item>
              <text:p text:style-name="P12"><text:span text:style-name="T1">Правило </text:span><text:span text:style-name="Source_20_Text"><text:span text:style-name="T5">params</text:span></text:span><text:span text:style-name="Source_20_Text"><text:span text:style-name="T3"> </text:span></text:span><text:span text:style-name="T1">описывает, что параметры могут быть перечислены через запятую.</text:span></text:p>
            </text:list-item>
          </text:list>
          <text:p text:style-name="P3"/>
          <text:p text:style-name="P29">params: ID (',' ID)*;</text:p>
        </text:list-item>
        <text:list-item>
          <text:p text:style-name="P7"><text:span text:style-name="Strong_20_Emphasis"><text:span text:style-name="T1">Блок кода (block)</text:span></text:span><text:span text:style-name="T1">:</text:span></text:p>
          <text:list>
            <text:list-item>
              <text:p text:style-name="P9">Блок кода представляет собой последовательность операторов.</text:p>
            </text:list-item>
            <text:list-item>
              <text:p text:style-name="P12"><text:span text:style-name="T1">Правило </text:span><text:span text:style-name="Source_20_Text"><text:span text:style-name="T5">block</text:span></text:span><text:span text:style-name="Source_20_Text"><text:span text:style-name="T3"> </text:span></text:span><text:span text:style-name="T1">описывает, что блок состоит из одного или нескольких операторов.</text:span></text:p>
            </text:list-item>
          </text:list>
          <text:p text:style-name="P3"/>
          <text:p text:style-name="P29">block: statement+;</text:p>
        </text:list-item>
        <text:list-item>
          <text:p text:style-name="P7"><text:span text:style-name="Strong_20_Emphasis"><text:span text:style-name="T1">Операторы (statement)</text:span></text:span><text:span text:style-name="T1">:</text:span></text:p>
          <text:list>
            <text:list-item>
              <text:p text:style-name="P12"><text:span text:style-name="T1">Операторы в </text:span><text:span text:style-name="T4">SimpleLang</text:span><text:span text:style-name="T1"> могут быть вызовами функций (</text:span><text:span text:style-name="Source_20_Text"><text:span text:style-name="T5">functionCall</text:span></text:span><text:span text:style-name="T1">), присваиваниями (</text:span><text:span text:style-name="Source_20_Text"><text:span text:style-name="T5">assignment</text:span></text:span><text:span text:style-name="T1">) или возвратами значений (</text:span><text:span text:style-name="Source_20_Text"><text:span text:style-name="T5">returnStatement</text:span></text:span><text:span text:style-name="T1">).</text:span></text:p>
            </text:list-item>
            <text:list-item>
              <text:p text:style-name="P12"><text:span text:style-name="T1">Правило </text:span><text:span text:style-name="Source_20_Text"><text:span text:style-name="T5">statement</text:span></text:span><text:span text:style-name="Source_20_Text"><text:span text:style-name="T3"> </text:span></text:span><text:span text:style-name="T1">описывает возможные виды операторов.</text:span></text:p>
            </text:list-item>
          </text:list>
          <text:p text:style-name="P3"/>
          <text:p text:style-name="P29">statement: functionCall | assignment | returnStatement;</text:p>
        </text:list-item>
        <text:list-item>
          <text:p text:style-name="P7"><text:span text:style-name="Strong_20_Emphasis"><text:span text:style-name="T1">Вызов функции (functionCall)</text:span></text:span><text:span text:style-name="T1">:</text:span></text:p>
          <text:list>
            <text:list-item>
              <text:p text:style-name="P9">Вызов функции состоит из имени функции и списка аргументов в круглых скобках.</text:p>
            </text:list-item>
            <text:list-item>
              <text:p text:style-name="P12"><text:span text:style-name="T1">Правило </text:span><text:span text:style-name="Source_20_Text"><text:span text:style-name="T5">functionCall</text:span></text:span><text:span text:style-name="Source_20_Text"><text:span text:style-name="T3"> </text:span></text:span><text:span text:style-name="T1">описывает структуру вызова функции.</text:span></text:p>
            </text:list-item>
          </text:list>
          <text:p text:style-name="P3"/>
          <text:p text:style-name="P29">functionCall: ID '(' args? ')';</text:p>
        </text:list-item>
        <text:list-item>
          <text:p text:style-name="P7"><text:span text:style-name="Strong_20_Emphasis"><text:span text:style-name="T1">Присваивание (assignment)</text:span></text:span><text:span text:style-name="T1">:</text:span></text:p>
          <text:list>
            <text:list-item>
              <text:p text:style-name="P9">Присваивание — это операция, при которой значение выражения присваивается переменной.</text:p>
            </text:list-item>
            <text:list-item>
              <text:p text:style-name="P12"><text:span text:style-name="T1">Правило </text:span><text:span text:style-name="Source_20_Text"><text:span text:style-name="T5">assignment</text:span></text:span><text:span text:style-name="Source_20_Text"><text:span text:style-name="T3"> </text:span></text:span><text:span text:style-name="T1">описывает структуру присваивания.</text:span></text:p>
            </text:list-item>
          </text:list>
          <text:p text:style-name="P3"><text:soft-page-break/></text:p>
          <text:p text:style-name="P29">assignment: ID '=' expression;</text:p>
        </text:list-item>
        <text:list-item>
          <text:p text:style-name="P7"><text:span text:style-name="Strong_20_Emphasis"><text:span text:style-name="T1">Возврат значения (returnStatement)</text:span></text:span><text:span text:style-name="T1">:</text:span></text:p>
          <text:list>
            <text:list-item>
              <text:p text:style-name="P12"><text:span text:style-name="T1">Возврат значения из функции осуществляется с помощью ключевого слова </text:span><text:span text:style-name="Source_20_Text"><text:span text:style-name="T3">return</text:span></text:span><text:span text:style-name="T1">, за которым следует выражение.</text:span></text:p>
            </text:list-item>
            <text:list-item>
              <text:p text:style-name="P12"><text:span text:style-name="T1">Правило </text:span><text:span text:style-name="Source_20_Text"><text:span text:style-name="T3">returnStatement </text:span></text:span><text:span text:style-name="T1">описывает структуру возврата значения.</text:span></text:p>
            </text:list-item>
          </text:list>
          <text:p text:style-name="P3"/>
          <text:p text:style-name="P29">returnStatement: 'return' expression;</text:p>
        </text:list-item>
        <text:list-item>
          <text:p text:style-name="P7"><text:span text:style-name="Strong_20_Emphasis"><text:span text:style-name="T1">Аргументы функции (args)</text:span></text:span><text:span text:style-name="T1">:</text:span></text:p>
          <text:list>
            <text:list-item>
              <text:p text:style-name="P9">Аргументы функции — это список выражений, разделенных запятыми.</text:p>
            </text:list-item>
            <text:list-item>
              <text:p text:style-name="P12"><text:span text:style-name="T1">Правило </text:span><text:span text:style-name="Source_20_Text"><text:span text:style-name="T3">args </text:span></text:span><text:span text:style-name="T1">описывает, что аргументы могут быть перечислены через запятую.</text:span></text:p>
            </text:list-item>
          </text:list>
          <text:p text:style-name="P3"/>
          <text:p text:style-name="P29">args: expression (',' expression)*;</text:p>
        </text:list-item>
        <text:list-item>
          <text:p text:style-name="P7"><text:span text:style-name="Strong_20_Emphasis"><text:span text:style-name="T1">Выражения (expression)</text:span></text:span><text:span text:style-name="T1">:</text:span></text:p>
          <text:list>
            <text:list-item>
              <text:p text:style-name="P12"><text:span text:style-name="T1">Выражение может быть идентификатором (</text:span><text:span text:style-name="Source_20_Text"><text:span text:style-name="T3">ID</text:span></text:span><text:span text:style-name="T1">), числом (</text:span><text:span text:style-name="Source_20_Text"><text:span text:style-name="T3">NUMBER</text:span></text:span><text:span text:style-name="T1">) или вызовом функции (</text:span><text:span text:style-name="Source_20_Text"><text:span text:style-name="T3">functionCall</text:span></text:span><text:span text:style-name="T1">).</text:span></text:p>
            </text:list-item>
            <text:list-item>
              <text:p text:style-name="P12"><text:span text:style-name="T1">Правило </text:span><text:span text:style-name="Source_20_Text"><text:span text:style-name="T3">expression </text:span></text:span><text:span text:style-name="T1">описывает возможные виды выражений.</text:span></text:p>
            </text:list-item>
          </text:list>
          <text:p text:style-name="P3"/>
          <text:p text:style-name="P29">expression: ID | NUMBER | functionCall;</text:p>
        </text:list-item>
        <text:list-item>
          <text:p text:style-name="P7"><text:span text:style-name="Strong_20_Emphasis"><text:span text:style-name="T1">Лексемы (токены)</text:span></text:span><text:span text:style-name="T1">:</text:span></text:p>
          <text:list>
            <text:list-item>
              <text:p text:style-name="P12"><text:span text:style-name="Source_20_Text"><text:span text:style-name="T3">ID </text:span></text:span><text:span text:style-name="T1">— идентификатор, который начинается с буквы или подчеркивания и может содержать буквы, цифры и подчеркивания.</text:span></text:p>
            </text:list-item>
            <text:list-item>
              <text:p text:style-name="P12"><text:span text:style-name="Source_20_Text"><text:span text:style-name="T3">NUMBER </text:span></text:span><text:span text:style-name="T1">— целое число, состоящее из одной или нескольких цифр.</text:span></text:p>
            </text:list-item>
            <text:list-item>
              <text:p text:style-name="P12"><text:span text:style-name="Source_20_Text"><text:span text:style-name="T3">WS </text:span></text:span><text:span text:style-name="T1">— пробельные символы (пробелы, табуляции, переводы строк), которые игнорируются.</text:span></text:p>
            </text:list-item>
          </text:list>
          <text:p text:style-name="P3"/>
          <text:p text:style-name="P29">ID: [a-zA-Z_][a-zA-Z0-9_]*;</text:p>
          <text:p text:style-name="P26">NUMBER: [0-9]+;</text:p>
          <text:p text:style-name="P26">WS: [ \t\r\n]+ -&gt; skip;</text:p>
        </text:list-item>
      </text:list>
      <text:h text:style-name="P33" text:outline-level="4">Пример программы на SimpleLang</text:h>
      <text:p text:style-name="P6"/>
      <text:p text:style-name="P30"><text:span text:style-name="T8">def</text:span> <text:span text:style-name="T10">add</text:span><text:span text:style-name="T8">(</text:span>a<text:span text:style-name="T8">,</text:span> b<text:span text:style-name="T8">):</text:span></text:p>
      <text:p text:style-name="P25"><text:s text:c="4"/><text:span text:style-name="T9">return</text:span><text:span text:style-name="T7"> a </text:span><text:span text:style-name="T9">+</text:span><text:span text:style-name="T7"> b</text:span></text:p>
      <text:p text:style-name="P25"/>
      <text:p text:style-name="P27">x <text:span text:style-name="T8">=</text:span> <text:span text:style-name="T11">5</text:span></text:p>
      <text:p text:style-name="P27">y <text:span text:style-name="T8">=</text:span> <text:span text:style-name="T11">10</text:span></text:p>
      <text:p text:style-name="P27">result <text:span text:style-name="T8">=</text:span> add<text:span text:style-name="T8">(</text:span>x<text:span text:style-name="T8">,</text:span> y<text:span text:style-name="T8">)</text:span></text:p>
      <text:list xml:id="list3015377137851493382" text:style-name="L2">
        <text:list-item>
          <text:p text:style-name="P13"><text:span text:style-name="Source_20_Text"><text:span text:style-name="T3">def add(a, b):</text:span></text:span><text:span text:style-name="T1">— определение функции </text:span><text:span text:style-name="Source_20_Text"><text:span text:style-name="T3">add </text:span></text:span><text:span text:style-name="T1">с двумя параметрами </text:span><text:span text:style-name="Source_20_Text"><text:span text:style-name="T3">a </text:span></text:span><text:span text:style-name="T1">и </text:span><text:span text:style-name="Source_20_Text"><text:span text:style-name="T3">b</text:span></text:span><text:span text:style-name="T1">.</text:span></text:p>
        </text:list-item>
        <text:list-item>
          <text:p text:style-name="P13"><text:span text:style-name="Source_20_Text"><text:span text:style-name="T3">return a + b </text:span></text:span><text:span text:style-name="T1">— возврат суммы </text:span><text:span text:style-name="Source_20_Text"><text:span text:style-name="T3">a </text:span></text:span><text:span text:style-name="T1">и </text:span><text:span text:style-name="Source_20_Text"><text:span text:style-name="T3">b</text:span></text:span><text:span text:style-name="T1">.</text:span></text:p>
        </text:list-item>
        <text:list-item>
          <text:p text:style-name="P13"><text:span text:style-name="Source_20_Text"><text:span text:style-name="T3">x = 5 </text:span></text:span><text:span text:style-name="T1">— присваивание переменной</text:span><text:span text:style-name="Source_20_Text"><text:span text:style-name="T3">x </text:span></text:span><text:span text:style-name="T1">значения </text:span><text:span text:style-name="Source_20_Text"><text:span text:style-name="T3">5</text:span></text:span><text:span text:style-name="T1">.</text:span></text:p>
        </text:list-item>
        <text:list-item>
          <text:p text:style-name="P13"><text:span text:style-name="Source_20_Text"><text:span text:style-name="T3">y = 10 </text:span></text:span><text:span text:style-name="T1">— присваивание переменной </text:span><text:span text:style-name="Source_20_Text"><text:span text:style-name="T3">y </text:span></text:span><text:span text:style-name="T1">значения </text:span><text:span text:style-name="Source_20_Text"><text:span text:style-name="T3">10</text:span></text:span><text:span text:style-name="T1">.</text:span></text:p>
        </text:list-item>
        <text:list-item>
          <text:p text:style-name="P13"><text:soft-page-break/><text:span text:style-name="Source_20_Text"><text:span text:style-name="T3">result = add(x, y)</text:span></text:span><text:span text:style-name="T1"> — вызов функции </text:span><text:span text:style-name="Source_20_Text"><text:span text:style-name="T3">add</text:span></text:span><text:span text:style-name="T1"> с аргументами </text:span><text:span text:style-name="Source_20_Text"><text:span text:style-name="T3">x</text:span></text:span><text:span text:style-name="T1"> и </text:span><text:span text:style-name="Source_20_Text"><text:span text:style-name="T3">y</text:span></text:span><text:span text:style-name="T1"> и присваивание результата переменной </text:span><text:span text:style-name="Source_20_Text"><text:span text:style-name="T3">result</text:span></text:span><text:span text:style-name="T1">.</text:span></text:p>
        </text:list-item>
      </text:list>
      <text:h text:style-name="P33" text:outline-level="4">Заключение</text:h>
      <text:p text:style-name="Text_20_body">Грамматика SimpleLang описывает простой, но мощный язык программирования, который поддерживает определение функций, вызовы функций, присваивания и возврат значений. Она может быть использована для создания интерпретатора или компилятора для этого языка. Понимание этой грамматики поможет вам разобраться в основах синтаксического анализа и создания языков программирования.</text:p>
      <text:p text:style-name="Standard"/>
      <text:p text:style-name="Standard"/>
      <text:p text:style-name="Standard"/>
      <text:h text:style-name="P31" text:outline-level="3">Учебный материал: Как формировать грамматику на ANTLR</text:h>
      <text:p text:style-name="P2">ANTLR (Another Tool for Language Recognition) — это мощный инструмент для создания парсеров и лексеров, который позволяет вам описывать грамматику языка и автоматически генерировать код для анализа текста. Если вы только начинаете работать с ANTLR, этот материал поможет вам понять, как формировать грамматику шаг за шагом.</text:p>
      <text:p text:style-name="Horizontal_20_Line"/>
      <text:h text:style-name="P32" text:outline-level="3"><text:span text:style-name="T2">1. </text:span><text:span text:style-name="Strong_20_Emphasis"><text:span text:style-name="T2">Основные понятия</text:span></text:span></text:h>
      <text:h text:style-name="P33" text:outline-level="4">Что такое грамматика?</text:h>
      <text:p text:style-name="P2">Грамматика — это набор правил, которые описывают структуру языка. Она состоит из:</text:p>
      <text:list xml:id="list3434545503268063105" text:style-name="L3">
        <text:list-item>
          <text:p text:style-name="P14"><text:span text:style-name="Strong_20_Emphasis"><text:span text:style-name="T1">Правил (Rules)</text:span></text:span><text:span text:style-name="T1">: Описывают, как строятся конструкции языка (например, выражения, операторы, функции).</text:span></text:p>
        </text:list-item>
        <text:list-item>
          <text:p text:style-name="P14"><text:span text:style-name="Strong_20_Emphasis"><text:span text:style-name="T1">Токенов (Tokens)</text:span></text:span><text:span text:style-name="T1">: Базовые элементы языка, такие как идентификаторы, числа, ключевые слова и символы.</text:span></text:p>
        </text:list-item>
      </text:list>
      <text:h text:style-name="P33" text:outline-level="4">Что такое ANTLR?</text:h>
      <text:p text:style-name="P2">ANTLR — это генератор парсеров, который принимает грамматику на специальном языке и создает код на Java, C++, Python и других языках для анализа текста.</text:p>
      <text:p text:style-name="Horizontal_20_Line"/>
      <text:h text:style-name="P32" text:outline-level="3"><text:span text:style-name="T2">2. </text:span><text:span text:style-name="Strong_20_Emphasis"><text:span text:style-name="T2">Структура грамматики в ANTLR</text:span></text:span></text:h>
      <text:p text:style-name="P2">Грамматика в ANTLR состоит из двух основных частей:</text:p>
      <text:list xml:id="list9198194505623340263" text:style-name="L4">
        <text:list-item>
          <text:p text:style-name="P15"><text:span text:style-name="Strong_20_Emphasis"><text:span text:style-name="T1">Лексер (Lexer)</text:span></text:span><text:span text:style-name="T1">: Описывает, как текст разбивается на токены.</text:span></text:p>
        </text:list-item>
        <text:list-item>
          <text:p text:style-name="P15"><text:span text:style-name="Strong_20_Emphasis"><text:span text:style-name="T1">Парсер (Parser)</text:span></text:span><text:span text:style-name="T1">: Описывает, как токены объединяются в осмысленные конструкции (например, выражения, операторы).</text:span></text:p>
        </text:list-item>
      </text:list>
      <text:p text:style-name="P2"><text:soft-page-break/>Пример структуры грамматики:</text:p>
      <text:p text:style-name="P6"/>
      <text:p text:style-name="P30">grammar MyGrammar; <text:s/>// Имя грамматики</text:p>
      <text:p text:style-name="P25"/>
      <text:p text:style-name="P27">// Лексер (токены)</text:p>
      <text:p text:style-name="P27">ID: [a-zA-Z_]+;</text:p>
      <text:p text:style-name="P27">NUMBER: [0-9]+;</text:p>
      <text:p text:style-name="P27">WS: [ \t\r\n]+ -&gt; skip;</text:p>
      <text:p text:style-name="P25"/>
      <text:p text:style-name="P27">// Парсер (правила)</text:p>
      <text:p text:style-name="P27">program: statement+;</text:p>
      <text:p text:style-name="P27">statement: assignment | expression;</text:p>
      <text:p text:style-name="P27">assignment: ID '=' expression;</text:p>
      <text:p text:style-name="P27">expression: ID | NUMBER;</text:p>
      <text:p text:style-name="Horizontal_20_Line"/>
      <text:h text:style-name="P32" text:outline-level="3"><text:span text:style-name="T2">3. </text:span><text:span text:style-name="Strong_20_Emphasis"><text:span text:style-name="T2">Как писать грамматику</text:span></text:span></text:h>
      <text:h text:style-name="P33" text:outline-level="4">Шаг 1: Определите токены (лексические правила)</text:h>
      <text:p text:style-name="P2">Токены — это базовые элементы языка, такие как идентификаторы, числа, строки, ключевые слова и символы.</text:p>
      <text:p text:style-name="P2">Пример:</text:p>
      <text:p text:style-name="P6"/>
      <text:p text:style-name="P30">ID: [a-zA-Z_]+; <text:s text:c="6"/>// Идентификатор (начинается с буквы или _)</text:p>
      <text:p text:style-name="P27">NUMBER: [0-9]+; <text:s text:c="6"/>// Целое число</text:p>
      <text:p text:style-name="P27">STRING: '"' .*? '"'; <text:s/>// Строка в кавычках</text:p>
      <text:p text:style-name="P27">WS: [ \t\r\n]+ -&gt; skip; // Пропуск пробелов и переносов строк</text:p>
      <text:list xml:id="list2267164909186637700" text:style-name="L5">
        <text:list-item>
          <text:p text:style-name="P16"><text:span text:style-name="Source_20_Text"><text:span text:style-name="T3">ID</text:span></text:span><text:span text:style-name="T1"> — соответствует именам переменных или функций.</text:span></text:p>
        </text:list-item>
        <text:list-item>
          <text:p text:style-name="P16"><text:span text:style-name="Source_20_Text"><text:span text:style-name="T3">NUMBER</text:span></text:span><text:span text:style-name="T1"> — соответствует числам.</text:span></text:p>
        </text:list-item>
        <text:list-item>
          <text:p text:style-name="P16"><text:span text:style-name="Source_20_Text"><text:span text:style-name="T3">STRING</text:span></text:span><text:span text:style-name="T1"> — соответствует строкам в кавычках.</text:span></text:p>
        </text:list-item>
        <text:list-item>
          <text:p text:style-name="P16"><text:span text:style-name="Source_20_Text"><text:span text:style-name="T3">WS</text:span></text:span><text:span text:style-name="T1"> — пробелы и переносы строк, которые игнорируются.</text:span></text:p>
        </text:list-item>
      </text:list>
      <text:h text:style-name="P33" text:outline-level="4">Шаг 2: Определите правила парсера</text:h>
      <text:p text:style-name="P2">Правила парсера описывают, как токены объединяются в осмысленные конструкции.</text:p>
      <text:p text:style-name="P2">Пример:</text:p>
      <text:p text:style-name="P6"/>
      <text:p text:style-name="P30">program: statement+; <text:s/>// Программа состоит из одного или нескольких statement</text:p>
      <text:p text:style-name="P27">statement: assignment | expression; <text:s/>// statement может быть присваиванием или выражением</text:p>
      <text:p text:style-name="P27">assignment: ID '=' expression; <text:s/>// Присваивание: переменная = выражение</text:p>
      <text:p text:style-name="P27">expression: ID | NUMBER; <text:s/>// Выражение может быть переменной или числом</text:p>
      <text:list xml:id="list6102187381915056879" text:style-name="L6">
        <text:list-item>
          <text:p text:style-name="P17"><text:span text:style-name="Source_20_Text"><text:span text:style-name="T3">program</text:span></text:span><text:span text:style-name="T1"> — корневое правило, описывающее программу.</text:span></text:p>
        </text:list-item>
        <text:list-item>
          <text:p text:style-name="P17"><text:span text:style-name="Source_20_Text"><text:span text:style-name="T3">statement</text:span></text:span><text:span text:style-name="T1"> — оператор, который может быть либо присваиванием, либо выражением.</text:span></text:p>
        </text:list-item>
        <text:list-item>
          <text:p text:style-name="P17"><text:span text:style-name="Source_20_Text"><text:span text:style-name="T3">assignment</text:span></text:span><text:span text:style-name="T1"> — присваивание значения переменной.</text:span></text:p>
        </text:list-item>
        <text:list-item>
          <text:p text:style-name="P17"><text:span text:style-name="Source_20_Text"><text:span text:style-name="T3">expression</text:span></text:span><text:span text:style-name="T1"> — выражение, которое может быть переменной или числом.</text:span></text:p>
        </text:list-item>
      </text:list>
      <text:h text:style-name="P33" text:outline-level="4"><text:soft-page-break/>Шаг 3: Добавьте сложные конструкции</text:h>
      <text:p text:style-name="P2">Вы можете добавлять более сложные конструкции, такие как функции, циклы, условия.</text:p>
      <text:p text:style-name="P2">Пример:</text:p>
      <text:p text:style-name="P6">antlr</text:p>
      <text:p text:style-name="P24">Copy</text:p>
      <text:p text:style-name="P30">functionDef: 'def' ID '(' params? ')' ':' block;</text:p>
      <text:p text:style-name="P27">params: ID (',' ID)*;</text:p>
      <text:p text:style-name="P27">block: statement+;</text:p>
      <text:list xml:id="list1029220932886023098" text:style-name="L7">
        <text:list-item>
          <text:p text:style-name="P18"><text:span text:style-name="Source_20_Text"><text:span text:style-name="T3">functionDef</text:span></text:span><text:span text:style-name="T1"> — определение функции.</text:span></text:p>
        </text:list-item>
        <text:list-item>
          <text:p text:style-name="P18"><text:span text:style-name="Source_20_Text"><text:span text:style-name="T3">params</text:span></text:span><text:span text:style-name="T1"> — параметры функции.</text:span></text:p>
        </text:list-item>
        <text:list-item>
          <text:p text:style-name="P18"><text:span text:style-name="Source_20_Text"><text:span text:style-name="T3">block</text:span></text:span><text:span text:style-name="T1"> — блок кода, состоящий из операторов.</text:span></text:p>
        </text:list-item>
      </text:list>
      <text:p text:style-name="Horizontal_20_Line"/>
      <text:h text:style-name="P32" text:outline-level="3"><text:span text:style-name="T2">4. </text:span><text:span text:style-name="Strong_20_Emphasis"><text:span text:style-name="T2">Пример полной грамматики</text:span></text:span></text:h>
      <text:p text:style-name="P2">Пример грамматики для простого языка программирования:</text:p>
      <text:p text:style-name="P6"/>
      <text:p text:style-name="P30">grammar SimpleLang;</text:p>
      <text:p text:style-name="P25"/>
      <text:p text:style-name="P27">// Лексер (токены)</text:p>
      <text:p text:style-name="P27">ID: [a-zA-Z_]+;</text:p>
      <text:p text:style-name="P27">NUMBER: [0-9]+;</text:p>
      <text:p text:style-name="P27">WS: [ \t\r\n]+ -&gt; skip;</text:p>
      <text:p text:style-name="P25"/>
      <text:p text:style-name="P27">// Парсер (правила)</text:p>
      <text:p text:style-name="P27">program: (functionDef | statement)+;</text:p>
      <text:p text:style-name="P25"/>
      <text:p text:style-name="P27">functionDef: 'def' ID '(' params? ')' ':' block;</text:p>
      <text:p text:style-name="P27">params: ID (',' ID)*;</text:p>
      <text:p text:style-name="P27">block: statement+;</text:p>
      <text:p text:style-name="P25"/>
      <text:p text:style-name="P27">statement: functionCall | assignment | returnStatement;</text:p>
      <text:p text:style-name="P27">functionCall: ID '(' args? ')';</text:p>
      <text:p text:style-name="P27">assignment: ID '=' expression;</text:p>
      <text:p text:style-name="P27">returnStatement: 'return' expression;</text:p>
      <text:p text:style-name="P25"/>
      <text:p text:style-name="P27">args: expression (',' expression)*;</text:p>
      <text:p text:style-name="P27">expression: ID | NUMBER | functionCall;</text:p>
      <text:p text:style-name="Horizontal_20_Line"/>
      <text:h text:style-name="P32" text:outline-level="3"><text:span text:style-name="T2">5. </text:span><text:span text:style-name="Strong_20_Emphasis"><text:span text:style-name="T2">Как тестировать грамматику</text:span></text:span></text:h>
      <text:list xml:id="list8738010026161406166" text:style-name="L8">
        <text:list-item>
          <text:p text:style-name="P8">Установите ANTLR:</text:p>
          <text:list>
            <text:list-item>
              <text:p text:style-name="P22"><text:span text:style-name="T1">Скачайте ANTLR с </text:span><text:a xlink:type="simple" xlink:href="https://www.antlr.org/" office:target-frame-name="_blank" xlink:show="new" text:style-name="Internet_20_link" text:visited-style-name="Visited_20_Internet_20_Link"><text:span text:style-name="T6">официального сайта</text:span></text:a><text:span text:style-name="T1">.</text:span></text:p>
            </text:list-item>
            <text:list-item>
              <text:p text:style-name="P10">Установите его и настройте переменные окружения.</text:p>
            </text:list-item>
          </text:list>
        </text:list-item>
        <text:list-item>
          <text:p text:style-name="P19"><text:span text:style-name="T1">Создайте файл с грамматикой (например, </text:span><text:span text:style-name="Source_20_Text"><text:span text:style-name="T3">SimpleLang.g4</text:span></text:span><text:span text:style-name="T1">).</text:span></text:p>
        </text:list-item>
        <text:list-item>
          <text:p text:style-name="P8">Сгенерируйте парсер и лексер:</text:p>
          <text:p text:style-name="P4">bash</text:p>
          <text:p text:style-name="P21"><text:soft-page-break/>Copy</text:p>
          <text:p text:style-name="P28">antlr4 SimpleLang.g4</text:p>
        </text:list-item>
        <text:list-item>
          <text:p text:style-name="P8">Скомпилируйте сгенерированный код:</text:p>
          <text:p text:style-name="P4">bash</text:p>
          <text:p text:style-name="P21">Copy</text:p>
          <text:p text:style-name="P28">javac *.java</text:p>
        </text:list-item>
        <text:list-item>
          <text:p text:style-name="P8">Протестируйте грамматику:</text:p>
          <text:list>
            <text:list-item>
              <text:p text:style-name="P19"><text:span text:style-name="T1">Создайте файл с примером программы (например, </text:span><text:span text:style-name="Source_20_Text"><text:span text:style-name="T3">test.txt</text:span></text:span><text:span text:style-name="T1">).</text:span></text:p>
            </text:list-item>
            <text:list-item>
              <text:p text:style-name="P8">Запустите парсер:</text:p>
              <text:p text:style-name="P4">bash</text:p>
              <text:p text:style-name="P21">Copy</text:p>
              <text:p text:style-name="P28">grun SimpleLang program <text:span text:style-name="T8">-tree</text:span> test.txt</text:p>
            </text:list-item>
          </text:list>
        </text:list-item>
      </text:list>
      <text:p text:style-name="Horizontal_20_Line"/>
      <text:h text:style-name="P32" text:outline-level="3"><text:span text:style-name="T2">6. </text:span><text:span text:style-name="Strong_20_Emphasis"><text:span text:style-name="T2">Советы для начинающих</text:span></text:span></text:h>
      <text:list xml:id="list699092951830712002" text:style-name="L9">
        <text:list-item>
          <text:p text:style-name="P20"><text:span text:style-name="Strong_20_Emphasis"><text:span text:style-name="T1">Начните с малого</text:span></text:span><text:span text:style-name="T1">: Сначала опишите простые конструкции (например, числа, переменные), а затем добавляйте сложные (функции, циклы).</text:span></text:p>
        </text:list-item>
        <text:list-item>
          <text:p text:style-name="P20"><text:span text:style-name="Strong_20_Emphasis"><text:span text:style-name="T1">Используйте примеры</text:span></text:span><text:span text:style-name="T1">: Изучите примеры грамматик из документации ANTLR.</text:span></text:p>
        </text:list-item>
        <text:list-item>
          <text:p text:style-name="P20"><text:span text:style-name="Strong_20_Emphasis"><text:span text:style-name="T1">Тестируйте часто</text:span></text:span><text:span text:style-name="T1">: После каждого изменения проверяйте грамматику на реальных примерах.</text:span></text:p>
        </text:list-item>
        <text:list-item>
          <text:p text:style-name="P20"><text:span text:style-name="Strong_20_Emphasis"><text:span text:style-name="T1">Изучите синтаксис ANTLR</text:span></text:span><text:span text:style-name="T1">: Ознакомьтесь с документацией ANTLR, чтобы понять, как работают правила и токены.</text:span></text:p>
        </text:list-item>
      </text:list>
      <text:p text:style-name="Horizontal_20_Line"/>
      <text:h text:style-name="P32" text:outline-level="3"><text:span text:style-name="T2">7. </text:span><text:span text:style-name="Strong_20_Emphasis"><text:span text:style-name="T2">Ресурсы для изучения</text:span></text:span></text:h>
      <text:list xml:id="list6602256088481406201" text:style-name="L10">
        <text:list-item>
          <text:p text:style-name="P23"><text:span text:style-name="T1">Официальный сайт ANTLR: </text:span><text:a xlink:type="simple" xlink:href="https://www.antlr.org/" office:target-frame-name="_blank" xlink:show="new" text:style-name="Internet_20_link" text:visited-style-name="Visited_20_Internet_20_Link"><text:span text:style-name="T6">https://www.antlr.org/</text:span></text:a></text:p>
        </text:list-item>
        <text:list-item>
          <text:p text:style-name="P11">Книга "The Definitive ANTLR 4 Reference" by Terence Parr.</text:p>
        </text:list-item>
        <text:list-item>
          <text:p text:style-name="P23"><text:span text:style-name="T1">Примеры грамматик на GitHub: </text:span><text:a xlink:type="simple" xlink:href="https://github.com/antlr/grammars-v4" office:target-frame-name="_blank" xlink:show="new" text:style-name="Internet_20_link" text:visited-style-name="Visited_20_Internet_20_Link"><text:span text:style-name="T6">https://github.com/antlr/grammars-v4</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ystem-ui, apple-system, BlinkMacSystemFont, 'Segoe UI', Roboto, 'Noto Sans', Ubuntu, Cantarell, 'Helvetica Neue', Oxygen, 'Open Sans', sans-serif"/>
    <style:font-face style:name="OpenSymbol" svg:font-family="OpenSymbol"/>
    <style:font-face style:name="var ds-font-family-code" svg:font-family="'var ds-font-family-cod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2-10T19:59:52.89</meta:creation-date>
    <dc:date>2025-02-10T22:31:42.93</dc:date>
    <meta:editing-duration>PT2H31M58S</meta:editing-duration>
    <meta:editing-cycles>4</meta:editing-cycles>
    <meta:generator>OpenOffice/4.1.15$Win32 OpenOffice.org_project/4115m2$Build-9813</meta:generator>
    <meta:document-statistic meta:table-count="0" meta:image-count="0" meta:object-count="0" meta:page-count="7" meta:paragraph-count="188" meta:word-count="1279" meta:character-count="9084"/>
  </office:meta>
</office:document-meta>
</file>